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2.354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728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3717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928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is-true-formula(OR([Feuille1.AA2]=0;[Feuille1.AA2]=0=&quot;line&quot;;[Feuille1.AA2]=0=&quot;circle&quot;))" style:apply-style-name="Cellule_20_grisée" style:base-cell-address="Feuille1.AE2"/>
      <style:map style:condition="is-true-formula(AND([Feuille1.AB2]&lt;&gt;0;[Feuille1.AE2]=&quot;&quot;))" style:apply-style-name="Cellule_20_invalide" style:base-cell-address="Feuille1.AE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3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4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5])" table:allow-empty-cell="true" table:display-list="unsorted" table:base-cell-address="Feuille1.X21"/>
        <table:content-validation table:name="val7" table:condition="of:cell-content-is-in-list([$Feuille1.$A$34:.$A$145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9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number-columns-repeated="2" table:default-cell-style-name="ce19"/>
        <table:table-column table:style-name="co22" table:default-cell-style-name="ce18"/>
        <table:table-column table:style-name="co14" table:default-cell-style-name="ce4"/>
        <table:table-column table:style-name="co23" table:default-cell-style-name="ce20"/>
        <table:table-column table:style-name="co21" table:default-cell-style-name="ce21"/>
        <table:table-column table:style-name="co24" table:default-cell-style-name="ce22"/>
        <table:table-column table:style-name="co25" table:default-cell-style-name="ce14"/>
        <table:table-column table:style-name="co1" table:default-cell-style-name="ce25"/>
        <table:table-column table:style-name="co24" table:default-cell-style-name="ce21"/>
        <table:table-column table:style-name="co17" table:default-cell-style-name="ce22"/>
        <table:table-column table:style-name="co26" table:default-cell-style-name="ce14"/>
        <table:table-column table:style-name="co11" table:default-cell-style-name="ce26"/>
        <table:table-column table:style-name="co27" table:default-cell-style-name="Default"/>
        <table:table-column table:style-name="co28" table:number-columns-repeated="97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2"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30">
            <text:p>13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Routine2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Back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MoveBack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table:number-columns-repeated="2"/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5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3" table:content-validation-name="val5"/>
          <table:table-cell table:style-name="ce24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5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8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8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8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20">
            <text:p>2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40">
            <text:p>4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20">
            <text:p>2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-40">
            <text:p>-4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-20">
            <text:p>-2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-20">
            <text:p>-2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Routine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dragonball_homing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70">
            <text:p>7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BetaGold_dragonball_arc_alt</text:p>
          </table:table-cell>
          <table:table-cell office:value-type="string">
            <text:p>V_fireball_V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dragonball_arc_alt</text:p>
          </table:table-cell>
          <table:table-cell office:value-type="string">
            <text:p>V_fireball_Vslow</text:p>
          </table:table-cell>
          <table:table-cell office:value-type="float" office:value="0">
            <text:p>0</text:p>
          </table:table-cell>
          <table:table-cell office:value-type="string">
            <text:p>0.1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Gold_Phase2_Pause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style-name="ce25" table:content-validation-name="val6" office:value-type="string">
            <text:p>V_BetaGold_Death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BetaGold_Phase2_Pause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1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style-name="ce25" table:content-validation-name="val6" office:value-type="string">
            <text:p>V_BetaGold_Death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BetaGold_Death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1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content-validation-name="val2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kill_bullets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23:0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6T23:07:34.71</dc:date>
    <meta:editing-duration>PT8H28M15S</meta:editing-duration>
    <meta:editing-cycles>387</meta:editing-cycles>
    <dc:creator>Wister </dc:creator>
    <meta:document-statistic meta:table-count="1" meta:cell-count="3677" meta:object-count="0"/>
  </office:meta>
</office:document-meta>
</file>